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24pt" fo:font-weight="bold" style:font-size-asian="20pt" style:font-weight-asian="bold" style:font-size-complex="20pt" style:font-weight-complex="bold"/>
    </style:style>
    <style:style style:name="T2" style:family="text">
      <style:text-properties fo:font-size="24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Analyser des chaînes de caractères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pressions régulièr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e expression régulière, est une chaîne de caractères, qui décrit, selon une syntaxe précise, un ensemble de chaînes de caractères possibles.</text:p>
              </text:list-item>
              <text:list-item>
                <text:p><text:a xlink:href="https://docs.python.org/fr/3/howto/regex.html" xlink:type="simple">https://docs.python.org/fr/3/howto/regex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pressions régulièr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Représentation</text:span></text:p>
                <text:list>
                  <text:list-item>
                    <text:p><text:span text:style-name="T2">. : représente tout caractère (chiffre, lettre ou symbole)</text:span></text:p>
                  </text:list-item>
                  <text:list-item>
                    <text:p><text:span text:style-name="T2">^ : représente le début d'une ligne. Tout signe le suivant sera considéré comme étant le début d'une ligne.</text:span></text:p>
                  </text:list-item>
                  <text:list-item>
                    <text:p><text:span text:style-name="T2">$ : représente la fin d'une ligne. Tout signe le précédant sera considéré comme étant à la fin de la ligne.</text:span></text:p>
                  </text:list-item>
                  <text:list-item>
                    <text:p><text:span text:style-name="T2">\w : représente un caractère venant d'un mot (a-z, A-Z, 0-9)</text:span></text:p>
                  </text:list-item>
                  <text:list-item>
                    <text:p><text:span text:style-name="T2">\d : représente un chiffre (0 - 9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pressions régulièr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3">Occurrences</text:span></text:p>
                <text:list>
                  <text:list-item>
                    <text:p>* : aucune ou plusieurs occurrences</text:p>
                  </text:list-item>
                  <text:list-item>
                    <text:p>+ : au moins une occurrence</text:p>
                  </text:list-item>
                  <text:list-item>
                    <text:p>[] : au moins un des caractères présents entre croche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NLTK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Natural Language Toolkit (NLTK) est une bibliothèque logicielle en Python permettant un traitement automatique des langues,</text:p>
              </text:list-item>
              <text:list-item>
                <text:p>NLTK fournit des démonstrations graphiques, des données-échantillon, des tutoriels, ainsi que la documentation de l'interface de programm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zzywuzzy (TheFuzz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3">Fuzzywuzzy</text:span> est une module Python qui permet d’évaluer la correspondance entre des chaînes de caractères.</text:p>
              </text:list-item>
              <text:list-item>
                <text:p>La <text:span text:style-name="T3">distance de <text:s/>Levenshtein</text:span> est utiliser pour calculer la distance entre les chaînes de caractè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6T09:09:23.495195843</meta:creation-date>
    <meta:editing-duration>PT12M16S</meta:editing-duration>
    <meta:editing-cycles>8</meta:editing-cycles>
    <meta:generator>LibreOffice/6.0.7.3$Linux_X86_64 LibreOffice_project/00m0$Build-3</meta:generator>
    <dc:title>Impress</dc:title>
    <dc:date>2021-09-16T09:33:10.253990210</dc:date>
    <meta:document-statistic meta:object-count="58"/>
  </office:meta>
</office:document-meta>
</file>